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officeooo:paragraph-rsid="0015a40f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officeooo:paragraph-rsid="0015a40f" style:font-size-asian="11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officeooo:paragraph-rsid="00180637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officeooo:paragraph-rsid="0019b81f" style:font-size-asian="11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officeooo:paragraph-rsid="001adf94" style:font-size-asian="11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officeooo:paragraph-rsid="001c9917" style:font-size-asian="11p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officeooo:paragraph-rsid="001d39de" style:font-size-asian="11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officeooo:paragraph-rsid="001fb639" style:font-size-asian="11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officeooo:paragraph-rsid="0021142d" style:font-size-asian="11pt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officeooo:paragraph-rsid="0019b81f"/>
    </style:style>
    <style:style style:name="T1" style:family="text">
      <style:text-properties style:font-name="Calibri" fo:font-size="11pt" fo:language="es" fo:country="ES" style:font-size-asian="11pt"/>
    </style:style>
    <style:style style:name="T2" style:family="text">
      <style:text-properties officeooo:rsid="001ed1c7"/>
    </style:style>
    <style:style style:name="T3" style:family="text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IF NOT EXISTS dbdietaganadera</text:p>
      <text:p text:style-name="P1">CHARACTER SET UTF8;</text:p>
      <text:p text:style-name="P1"/>
      <text:p text:style-name="P1">CREATE TABLE IF NOT EXISTS animal(</text:p>
      <text:p text:style-name="P1"><text:s text:c="4"/>cod_animal INT(4),</text:p>
      <text:p text:style-name="P1"><text:s text:c="4"/>tipo_animal TEXT NOT NULL,</text:p>
      <text:p text:style-name="P1"><text:s text:c="4"/>peso FLOAT NOT NULL,</text:p>
      <text:p text:style-name="P1"><text:s text:c="4"/>ano_nacimiento DATE NOT NULL,</text:p>
      <text:p text:style-name="P1"><text:s text:c="4"/>utilidad_animal TEXT,</text:p>
      <text:p text:style-name="P1"><text:s text:c="4"/>produccion_animal TEXT,</text:p>
      <text:p text:style-name="P1"><text:s text:c="4"/>od_animal TEXT,</text:p>
      <text:p text:style-name="P1"><text:s text:c="4"/>CONSTRAINT PK_Animal</text:p>
      <text:p text:style-name="P1"><text:s text:c="4"/>PRIMARY KEY (cod_animal));</text:p>
      <text:p text:style-name="P1"/>
      <text:p text:style-name="P1">CREATE TABLE IF NOT EXISTS alimento(</text:p>
      <text:p text:style-name="P1"><text:s text:c="4"/>nombre_alimento VARCHAR(20),</text:p>
      <text:p text:style-name="P1"><text:s text:c="4"/>tipo_alimento TEXT NOT NULL,</text:p>
      <text:p text:style-name="P1"><text:s text:c="4"/>magnitud_alimento TEXT,</text:p>
      <text:p text:style-name="P9"><text:s text:c="4"/>coste FLOAT NOT NULL,</text:p>
      <text:p text:style-name="P1"><text:s text:c="4"/>od_alimento TEXT,</text:p>
      <text:p text:style-name="P1"><text:s text:c="4"/>PRIMARY KEY (nombre_alimento));</text:p>
      <text:p text:style-name="P1"/>
      <text:p text:style-name="P1">CREATE TABLE IF NOT EXISTS dieta(</text:p>
      <text:p text:style-name="P1"><text:s text:c="4"/>cod_dieta INT(4),</text:p>
      <text:p text:style-name="P1"><text:s text:c="4"/>finalidad TEXT NOT NULL,</text:p>
      <text:p text:style-name="P1"><text:s text:c="4"/>od_dieta TEXT,</text:p>
      <text:p text:style-name="P1"><text:s text:c="4"/>PRIMARY KEY (cod_dieta));</text:p>
      <text:p text:style-name="P1">CREATE TABLE IF NOT EXISTS nutriente(</text:p>
      <text:p text:style-name="P1"><text:s text:c="4"/>nombre_nutriente VARCHAR(30),</text:p>
      <text:p text:style-name="P1"><text:soft-page-break/><text:s text:c="4"/>magnitud_nutriente TEXT NOT NULL,</text:p>
      <text:p text:style-name="P1"><text:s text:c="4"/>estado TEXT,</text:p>
      <text:p text:style-name="P1"><text:s text:c="4"/>od_nutriente TEXT,</text:p>
      <text:p text:style-name="P1"><text:s text:c="4"/>PRIMARY KEY (nombre_nutriente));</text:p>
      <text:p text:style-name="P3">CREATE TABLE IF NOT EXISTS toma(</text:p>
      <text:p text:style-name="P3"><text:s text:c="4"/>cod_toma INT(4),</text:p>
      <text:p text:style-name="P3"><text:s text:c="4"/>nombre_toma VARCHAR(30) NOT NULL,</text:p>
      <text:p text:style-name="P3"><text:s text:c="4"/>hora_inicio INT(2),</text:p>
      <text:p text:style-name="P3"><text:s text:c="4"/>hora_fin INT(2),</text:p>
      <text:p text:style-name="P3"><text:s text:c="4"/>od_toma TEXT,</text:p>
      <text:p text:style-name="P3"><text:s text:c="3"/>CONSTRAINT Pk_toma</text:p>
      <text:p text:style-name="P3"><text:s text:c="4"/>PRIMARY KEY (cod_toma));</text:p>
      <text:p text:style-name="P1"/>
      <text:p text:style-name="P1">CREATE TABLE IF NOT EXISTS dieta_animal_fechainicio(</text:p>
      <text:p text:style-name="P1"><text:s text:c="4"/>cod_animal INT(4),</text:p>
      <text:p text:style-name="P1"><text:s text:c="4"/>fecha_inicio DATE,</text:p>
      <text:p text:style-name="P1"><text:s text:c="4"/>cod_dieta INT(4) NOT NULL,</text:p>
      <text:p text:style-name="P1"><text:s text:c="4"/>od_resultado TEXT,</text:p>
      <text:p text:style-name="P1"><text:s text:c="4"/>PRIMARY KEY (cod_animal, fecha_inicio),</text:p>
      <text:p text:style-name="P1"><text:s text:c="4"/>FOREIGN KEY (cod_animal) REFERENCES animal (cod_animal),</text:p>
      <text:p text:style-name="P1"><text:s text:c="4"/>FOREIGN KEY (cod_dieta) REFERENCES dieta (cod_dieta));</text:p>
      <text:p text:style-name="P11"><text:span text:style-name="T1">CREATE TABLE IF NOT EXISTS animal_nutriente(</text:span></text:p>
      <text:p text:style-name="P11"><text:span text:style-name="T1"><text:s text:c="4"/>cod_animal INT(4),</text:span></text:p>
      <text:p text:style-name="P11"><text:span text:style-name="T1"><text:s text:c="4"/>nombre_nutriente VARCHAR(30),</text:span></text:p>
      <text:p text:style-name="P11"><text:span text:style-name="T1"><text:s text:c="4"/>cantidad_necesaria FLOAT NOT NULL,</text:span></text:p>
      <text:p text:style-name="P11"><text:span text:style-name="T1"><text:s text:c="3"/>CONSTRAINT Pk_animal_nutriente</text:span></text:p>
      <text:p text:style-name="P11"><text:span text:style-name="T1"><text:s text:c="4"/>PRIMARY KEY (cod_animal,nombre_nutriente),</text:span></text:p>
      <text:p text:style-name="P11"><text:span text:style-name="T1"><text:s text:c="3"/>CONSTRAINT Fk_animnutr_animal</text:span></text:p>
      <text:p text:style-name="P11"><text:span text:style-name="T1"><text:s text:c="4"/>FOREIGN KEY (cod_animal) REFERENCES animal (cod_animal),</text:span></text:p>
      <text:p text:style-name="P11"><text:soft-page-break/><text:span text:style-name="T1"><text:s text:c="3"/>CONSTRAINT Fk_animnutr_nutriente</text:span></text:p>
      <text:p text:style-name="P11"><text:span text:style-name="T1"><text:s text:c="4"/>FOREIGN KEY (nombre_nutriente) REFERENCES nutriente (nombre_nutriente)</text:span></text:p>
      <text:p text:style-name="P5">);</text:p>
      <text:p text:style-name="P1"/>
      <text:p text:style-name="P1"/>
      <text:p text:style-name="P1"/>
      <text:p text:style-name="P1">CREATE TABLE IF NOT EXISTS alimento_dieta_toma(</text:p>
      <text:p text:style-name="P4"><text:s text:c="4"/>cod_dieta INT(4),</text:p>
      <text:p text:style-name="P4"><text:s text:c="4"/>nombre_alimento VARCHAR(20),</text:p>
      <text:p text:style-name="P4"><text:s text:c="4"/>cod_toma INT(4),</text:p>
      <text:p text:style-name="P4"><text:s text:c="4"/>cantidad_toma FLOAT,</text:p>
      <text:p text:style-name="P4"><text:s text:c="4"/>CONSTRAINT Pk_alimento_dieta_toma</text:p>
      <text:p text:style-name="P4"><text:s text:c="4"/>PRIMARY KEY (cod_dieta, nombre_alimento, cod_toma),</text:p>
      <text:p text:style-name="P4"><text:s text:c="4"/>FOREIGN KEY (cod_dieta) REFERENCES dieta (cod_dieta),</text:p>
      <text:p text:style-name="P4"><text:s text:c="4"/>FOREIGN KEY (nombre_alimento) REFERENCES alimento (nombre_alimento),</text:p>
      <text:p text:style-name="P4"><text:s text:c="4"/>FOREIGN KEY (cod_toma) REFERENCES toma (cod_toma));</text:p>
      <text:p text:style-name="P1"/>
      <text:p text:style-name="P1">CREATE TABLE IF NOT EXISTS nutriente_alimento(</text:p>
      <text:p text:style-name="P1"><text:s text:c="4"/>nombre_nutriente VARCHAR(30),</text:p>
      <text:p text:style-name="P1"><text:s text:c="4"/>nombre_alimento VARCHAR(20),</text:p>
      <text:p text:style-name="P1"><text:s text:c="4"/>cantidad_contenida FLOAT NOT NULL,</text:p>
      <text:p text:style-name="P1"><text:s text:c="4"/>PRIMARY KEY (nombre_nutriente, nombre_alimento),</text:p>
      <text:p text:style-name="P1"><text:s text:c="4"/>FOREIGN KEY (nombre_nutriente) REFERENCES nutriente (nombre_nutriente),</text:p>
      <text:p text:style-name="P1"><text:s text:c="4"/>FOREIGN KEY (nombre_alimento) REFERENCES alimento (nombre_alimento));</text:p>
      <text:p text:style-name="P1"/>
      <text:p text:style-name="P1"/>
      <text:p text:style-name="P8">DELETE FROM animal_nutriente;</text:p>
      <text:p text:style-name="P8">DELETE FROM nutriente_alimento;</text:p>
      <text:p text:style-name="P8">DELETE FROM dieta_animal_fechainicio;</text:p>
      <text:p text:style-name="P6"><text:soft-page-break/>DELETE FROM alimento_dieta_toma;</text:p>
      <text:p text:style-name="P6">DELETE FROM dieta;</text:p>
      <text:p text:style-name="P6">DELETE FROM toma;</text:p>
      <text:p text:style-name="P6">DELETE FROM <text:s/>alimento;</text:p>
      <text:p text:style-name="P6">DELETE FROM animal;</text:p>
      <text:p text:style-name="P6">DELETE FROM nutriente;</text:p>
      <text:p text:style-name="P1">INSERT INTO dieta(cod_dieta, finalidad, od_dieta) VALUES (1,'engorde','cereales para engorde');</text:p>
      <text:p text:style-name="P1">INSERT INTO dieta(cod_dieta, finalidad, od_dieta) VALUES (2,'crecimiento','hormonas');</text:p>
      <text:p text:style-name="P1">INSERT INTO dieta(cod_dieta, finalidad, od_dieta) VALUES (3,'adelgazamiento','hierba');</text:p>
      <text:p text:style-name="P1">INSERT INTO dieta(cod_dieta, finalidad, od_dieta) VALUES (4,'mantenimiento','hierba con cerealies');</text:p>
      <text:p text:style-name="P1"/>
      <text:p text:style-name="P7">INSERT INTO alimento(nombre_alimento,tipo_alimento,calorias,coste,od_alimento) VALUES('trigo','grano',300,0.3,"grano selecto");</text:p>
      <text:p text:style-name="P1">INSERT INTO alimento(nombre_alimento,tipo_alimento,magnitud_alimento,coste,od_alimento) VALUES('cebada','grano',100,0.4,"grano triturado");</text:p>
      <text:p text:style-name="P1">INSERT INTO alimento(nombre_alimento,tipo_alimento,magnitud_alimento,coste,od_alimento) VALUES('soja','grano',250,0.5,"grano entero");</text:p>
      <text:p text:style-name="P1">INSERT INTO alimento(nombre_alimento,tipo_alimento,magnitud_alimento,coste,od_alimento) VALUES('maiz','grano',500,0.15,"grano machacado");</text:p>
      <text:p text:style-name="P1">INSERT INTO alimento(nombre_alimento,tipo_alimento,magnitud_alimento,coste,od_alimento) VALUES('pienso','pienso',500,0.15,"mezcla de granos");</text:p>
      <text:p text:style-name="P1">INSERT INTO alimento(nombre_alimento,tipo_alimento,magnitud_alimento,coste,od_alimento) VALUES('algodon','semillas de algodon',500,0.15,"alto contenido en fibra");</text:p>
      <text:p text:style-name="P1">INSERT INTO alimento(nombre_alimento,tipo_alimento,magnitud_alimento,coste,od_alimento) VALUES('alfalfa','alfalfa deshidratada',500,0.15,"normativa de calidad");</text:p>
      <text:p text:style-name="P1">INSERT INTO nutriente(nombre_nutriente,magnitud_nutriente,estado,od_nutriente) VALUES('zinc',3,'activo','aportación de la soja');</text:p>
      <text:p text:style-name="P1">INSERT INTO nutriente(nombre_nutriente,magnitud_nutriente,estado,od_nutriente) VALUES('potasio',5,'activo','aportación de la soja');</text:p>
      <text:p text:style-name="P1">INSERT INTO nutriente(nombre_nutriente,magnitud_nutriente,estado,od_nutriente) VALUES('hierro',20,'activo','aportación de la soja');</text:p>
      <text:p text:style-name="P1">INSERT INTO nutriente(nombre_nutriente,magnitud_nutriente,estado,od_nutriente) VALUES('proteina',30,'activo','origen vegetal');</text:p>
      <text:p text:style-name="P1"><text:soft-page-break/>INSERT INTO nutriente(nombre_nutriente,magnitud_nutriente,estado,od_nutriente) VALUES('fibra',15,'activo','aporte del grano');</text:p>
      <text:p text:style-name="P1">INSERT INTO nutriente(nombre_nutriente,magnitud_nutriente,estado,od_nutriente) VALUES('vitamina E',2,'activo','aporte del grano');</text:p>
      <text:p text:style-name="P1">INSERT INTO nutriente(nombre_nutriente,magnitud_nutriente,estado,od_nutriente) VALUES('vitamina B1',1,'activo','aporte del grano');</text:p>
      <text:p text:style-name="P1">INSERT INTO nutriente(nombre_nutriente,magnitud_nutriente,estado,od_nutriente) VALUES('vitamina B5',0.3,'activo','aporte del grano');</text:p>
      <text:p text:style-name="P1">INSERT INTO nutriente(nombre_nutriente,magnitud_nutriente,estado,od_nutriente) VALUES('vitamina B7',0.1,'activo','aporte del grano');</text:p>
      <text:p text:style-name="P1">INSERT INTO nutriente(nombre_nutriente,magnitud_nutriente,estado,od_nutriente) VALUES('vitamina B9',0.2,'activo','aporte del grano');</text:p>
      <text:p text:style-name="P1">INSERT INTO nutriente(nombre_nutriente,magnitud_nutriente,estado,od_nutriente) VALUES('calcio',5,'desactivo','suplemento');</text:p>
      <text:p text:style-name="P1">INSERT INTO nutriente(nombre_nutriente,magnitud_nutriente,estado,od_nutriente) VALUES('fosforo',3,'desactivo','suplemento');</text:p>
      <text:p text:style-name="P1">INSERT INTO nutriente(nombre_nutriente,magnitud_nutriente,estado,od_nutriente) VALUES('<text:span text:style-name="T2">magnesio</text:span>',2,'desactivo','procedente de la alfalfa');</text:p>
      <text:p text:style-name="P1">INSERT INTO animal(cod_animal,tipo_animal,peso,anyo_nacimiento,utilidad_animal,produccion_animal,od_animal) VALUES(1,'bovino',900,"02-03-2012","carnica","carniceria","carne para carniceria");</text:p>
      <text:p text:style-name="P1">INSERT INTO animal(cod_animal,tipo_animal,peso,anyo_nacimiento,utilidad_animal,produccion_animal,od_animal) VALUES(2,'bovino',800,"05-11-2019","reproduccion","semental","toro reproductor");</text:p>
      <text:p text:style-name="P1">INSERT INTO animal(cod_animal,tipo_animal,peso,anyo_nacimiento,utilidad_animal,produccion_animal,od_animal) VALUES(3,'bovino',700,"08-10-2008","lactea","leche","leche entera");</text:p>
      <text:p text:style-name="P1">INSERT INTO animal(cod_animal,tipo_animal,peso,anyo_nacimiento,utilidad_animal,produccion_animal,od_animal) VALUES(5,'bovino',800,"30-05-2017","reproduccion","embarazo","vaca reproductora");</text:p>
      <text:p text:style-name="P1">INSERT INTO animal(cod_animal,tipo_animal,peso,anyo_nacimiento,utilidad_animal,produccion_animal,od_animal) VALUES(6,'bovino',800,"21-09-2012","lactea","queso","cabra para queso");</text:p>
      <text:p text:style-name="P1">INSERT INTO animal(cod_animal,tipo_animal,peso,anyo_nacimiento,utilidad_animal,produccion_animal,od_animal) VALUES(7,'equido',1000,"11-02-2015","carnica","carniceria","caballo para carne");</text:p>
      <text:p text:style-name="P1"/>
      <text:p text:style-name="P10"><text:soft-page-break/>INSERT INTO animal(cod_animal,tipo_animal,peso,anyo_nacimiento,utilidad_animal,produccion_animal) VALUES(4,'bovino',900,"2017-06-30","carne","para animales");</text:p>
      <text:p text:style-name="P1">INSERT INTO animal_nutriente(cod_animal,nombre_nutriente,cantidad_necesitada) VALUES (1,'proteina',200);</text:p>
      <text:p text:style-name="P1">INSERT INTO animal_nutriente(cod_animal,nombre_nutriente,cantidad_necesitada) VALUES (1,'fibra',500);</text:p>
      <text:p text:style-name="P1">INSERT INTO animal_nutriente(cod_animal,nombre_nutriente,cantidad_necesitada) VALUES (1,'hierro',300);</text:p>
      <text:p text:style-name="P1">INSERT INTO animal_nutriente(cod_animal,nombre_nutriente,cantidad_necesitada) VALUES (1,'potasio',250);</text:p>
      <text:p text:style-name="P1">INSERT INTO animal_nutriente(cod_animal,nombre_nutriente,cantidad_necesitada) VALUES (1,'zinc',5);</text:p>
      <text:p text:style-name="P1">INSERT INTO animal_nutriente(cod_animal,nombre_nutriente,cantidad_necesitada) VALUES (2,'proteina',200);</text:p>
      <text:p text:style-name="P1">INSERT INTO animal_nutriente(cod_animal,nombre_nutriente,cantidad_necesitada) VALUES (2,'fibra',500);</text:p>
      <text:p text:style-name="P1">INSERT INTO animal_nutriente(cod_animal,nombre_nutriente,cantidad_necesitada) VALUES (2,'hierro',300);</text:p>
      <text:p text:style-name="P1">INSERT INTO animal_nutriente(cod_animal,nombre_nutriente,cantidad_necesitada) VALUES (2,'potasio',250);</text:p>
      <text:p text:style-name="P1">INSERT INTO animal_nutriente(cod_animal,nombre_nutriente,cantidad_necesitada) VALUES (2,'zinc',5);</text:p>
      <text:p text:style-name="P1">INSERT INTO animal_nutriente(cod_animal,nombre_nutriente,cantidad_necesitada) VALUES (2,'vitamina B1',20);</text:p>
      <text:p text:style-name="P1">INSERT INTO animal_nutriente(cod_animal,nombre_nutriente,cantidad_necesitada) VALUES (2,'vitamina B5',15);</text:p>
      <text:p text:style-name="P1">INSERT INTO animal_nutriente(cod_animal,nombre_nutriente,cantidad_necesitada) VALUES (2,'vitamina B9',25);</text:p>
      <text:p text:style-name="P1">INSERT INTO animal_nutriente(cod_animal,nombre_nutriente,cantidad_necesitada) VALUES (3,'proteina',200);</text:p>
      <text:p text:style-name="P1">INSERT INTO animal_nutriente(cod_animal,nombre_nutriente,cantidad_necesitada) VALUES (3,'fibra',500);</text:p>
      <text:p text:style-name="P1">INSERT INTO animal_nutriente(cod_animal,nombre_nutriente,cantidad_necesitada) VALUES (3,'hierro',300);</text:p>
      <text:p text:style-name="P1">INSERT INTO animal_nutriente(cod_animal,nombre_nutriente,cantidad_necesitada) VALUES (3,'potasio',250);</text:p>
      <text:p text:style-name="P1">INSERT INTO animal_nutriente(cod_animal,nombre_nutriente,cantidad_necesitada) VALUES (3,'vitamina B1',20);</text:p>
      <text:p text:style-name="P1"><text:soft-page-break/>INSERT INTO animal_nutriente(cod_animal,nombre_nutriente,cantidad_necesitada) VALUES (3,'vitamina B5',15);</text:p>
      <text:p text:style-name="P1">INSERT INTO animal_nutriente(cod_animal,nombre_nutriente,cantidad_necesitada) VALUES (3,'vitamina B7',25);</text:p>
      <text:p text:style-name="P1">INSERT INTO animal_nutriente(cod_animal,nombre_nutriente,cantidad_necesitada) VALUES (3,'vitamina B9',25);</text:p>
      <text:p text:style-name="P1">INSERT INTO animal_nutriente(cod_animal,nombre_nutriente,cantidad_necesitada) VALUES (4,'proteina',200);</text:p>
      <text:p text:style-name="P1">INSERT INTO animal_nutriente(cod_animal,nombre_nutriente,cantidad_necesitada) VALUES (4,'fibra',500);</text:p>
      <text:p text:style-name="P1">INSERT INTO animal_nutriente(cod_animal,nombre_nutriente,cantidad_necesitada) VALUES (4,'hierro',300);</text:p>
      <text:p text:style-name="P1">INSERT INTO animal_nutriente(cod_animal,nombre_nutriente,cantidad_necesitada) VALUES (4,'vitamina B1',20);</text:p>
      <text:p text:style-name="P1">INSERT INTO animal_nutriente(cod_animal,nombre_nutriente,cantidad_necesitada) VALUES (4,'vitamina B5',50);</text:p>
      <text:p text:style-name="P1">INSERT INTO animal_nutriente(cod_animal,nombre_nutriente,cantidad_necesitada) VALUES (4,'vitamina B7',250);</text:p>
      <text:p text:style-name="P1">INSERT INTO animal_nutriente(cod_animal,nombre_nutriente,cantidad_necesitada) VALUES (4,'vitamina B9',30);</text:p>
      <text:p text:style-name="P1"/>
      <text:p text:style-name="P1">INSERT INTO animal_nutriente(cod_animal,nombre_nutriente,cantidad_necesitada) VALUES (5,'proteina',200);</text:p>
      <text:p text:style-name="P1">INSERT INTO animal_nutriente(cod_animal,nombre_nutriente,cantidad_necesitada) VALUES (5,'fibra',500);</text:p>
      <text:p text:style-name="P1">INSERT INTO animal_nutriente(cod_animal,nombre_nutriente,cantidad_necesitada) VALUES (5,'calcio',50);</text:p>
      <text:p text:style-name="P1">INSERT INTO animal_nutriente(cod_animal,nombre_nutriente,cantidad_necesitada) VALUES (5,'hierro',300);</text:p>
      <text:p text:style-name="P1">INSERT INTO animal_nutriente(cod_animal,nombre_nutriente,cantidad_necesitada) VALUES (5,'vitamina B1',20);</text:p>
      <text:p text:style-name="P1">INSERT INTO animal_nutriente(cod_animal,nombre_nutriente,cantidad_necesitada) VALUES (5,'vitamina B5',50);</text:p>
      <text:p text:style-name="P1">INSERT INTO animal_nutriente(cod_animal,nombre_nutriente,cantidad_necesitada) VALUES (5,'vitamina B7',250);</text:p>
      <text:p text:style-name="P1">INSERT INTO animal_nutriente(cod_animal,nombre_nutriente,cantidad_necesitada) VALUES (5,'vitamina B9',30);</text:p>
      <text:p text:style-name="P1"><text:soft-page-break/>INSERT INTO animal_nutriente(cod_animal,nombre_nutriente,cantidad_necesitada) VALUES (6,'proteina',200);</text:p>
      <text:p text:style-name="P1">INSERT INTO animal_nutriente(cod_animal,nombre_nutriente,cantidad_necesitada) VALUES (6,'fibra',500);</text:p>
      <text:p text:style-name="P1">INSERT INTO animal_nutriente(cod_animal,nombre_nutriente,cantidad_necesitada) VALUES (6,'calcio',50);</text:p>
      <text:p text:style-name="P1">INSERT INTO animal_nutriente(cod_animal,nombre_nutriente,cantidad_necesitada) VALUES (6,'hierro',300);</text:p>
      <text:p text:style-name="P1">INSERT INTO animal_nutriente(cod_animal,nombre_nutriente,cantidad_necesitada) VALUES (6,'vitamina B1',20);</text:p>
      <text:p text:style-name="P1">INSERT INTO animal_nutriente(cod_animal,nombre_nutriente,cantidad_necesitada) VALUES (6,'vitamina B5',50);</text:p>
      <text:p text:style-name="P1">INSERT INTO animal_nutriente(cod_animal,nombre_nutriente,cantidad_necesitada) VALUES (6,'vitamina B7',250);</text:p>
      <text:p text:style-name="P1">INSERT INTO animal_nutriente(cod_animal,nombre_nutriente,cantidad_necesitada) VALUES (6,'potasio',30);</text:p>
      <text:p text:style-name="P1"/>
      <text:p text:style-name="P1">INSERT INTO nutriente_alimento(nombre_nutriente,nombre_alimento,cantidad_contenida) VALUES('potasio','alfalfa',300);</text:p>
      <text:p text:style-name="P1">INSERT INTO nutriente_alimento(nombre_nutriente,nombre_alimento,cantidad_contenida) VALUES('vitamina B1','maiz',50);</text:p>
      <text:p text:style-name="P1">INSERT INTO nutriente_alimento(nombre_nutriente,nombre_alimento,cantidad_contenida) VALUES('vitamina B5','trigo',150);</text:p>
      <text:p text:style-name="P1">INSERT INTO nutriente_alimento(nombre_nutriente,nombre_alimento,cantidad_contenida) VALUES('potasio','pienso',30);</text:p>
      <text:p text:style-name="P1">INSERT INTO nutriente_alimento(nombre_nutriente,nombre_alimento,cantidad_contenida) VALUES('fosforo','pienso',30);</text:p>
      <text:p text:style-name="P1"/>
      <text:p text:style-name="P1">INSERT INTO toma(cod_toma,nombre_toma,hora_inicio,hora_fin) VALUES(1,'matutina',7,8);</text:p>
      <text:p text:style-name="P1">INSERT INTO toma(cod_toma,nombre_toma,hora_inicio,hora_fin) VALUES(2,'mañana',11,12);</text:p>
      <text:p text:style-name="P1">INSERT INTO toma(cod_toma,nombre_toma,hora_inicio,hora_fin) VALUES(3,'mediodia',13,14);</text:p>
      <text:p text:style-name="P1">INSERT INTO toma(cod_toma,nombre_toma,hora_inicio,hora_fin) VALUES(4,'merienda',17,18);</text:p>
      <text:p text:style-name="P1">INSERT INTO toma(cod_toma,nombre_toma,hora_inicio,hora_fin) VALUES(5,'cena',20,21);</text:p>
      <text:p text:style-name="P1"/>
      <text:p text:style-name="P1"><text:soft-page-break/>INSERT INTO alimento_dieta_toma(cod_dieta,nombre_alimento,cod_toma,cantidad_toma)VALUES(1,'cebada',1,200);</text:p>
      <text:p text:style-name="P1">INSERT INTO alimento_dieta_toma(cod_dieta,nombre_alimento,cod_toma,cantidad_toma)VALUES(1,'cebada',3,100);</text:p>
      <text:p text:style-name="P1">INSERT INTO alimento_dieta_toma(cod_dieta,nombre_alimento,cod_toma,cantidad_toma)VALUES(1,'cebada',5,150);</text:p>
      <text:p text:style-name="P1">INSERT INTO alimento_dieta_toma(cod_dieta,nombre_alimento,cod_toma,cantidad_toma)VALUES(1,'soja',1,200);</text:p>
      <text:p text:style-name="P1">INSERT INTO alimento_dieta_toma(cod_dieta,nombre_alimento,cod_toma,cantidad_toma)VALUES(1,'soja',3,100);</text:p>
      <text:p text:style-name="P1">INSERT INTO alimento_dieta_toma(cod_dieta,nombre_alimento,cod_toma,cantidad_toma)VALUES(1,'soja',5,150);</text:p>
      <text:p text:style-name="P1"/>
      <text:p text:style-name="P1">INSERT INTO alimento_dieta_toma(cod_dieta,nombre_alimento,cod_toma,cantidad_toma)VALUES(2,'cebada',1,200);</text:p>
      <text:p text:style-name="P1">INSERT INTO alimento_dieta_toma(cod_dieta,nombre_alimento,cod_toma,cantidad_toma)VALUES(2,'cebada',3,100);</text:p>
      <text:p text:style-name="P1">INSERT INTO alimento_dieta_toma(cod_dieta,nombre_alimento,cod_toma,cantidad_toma)VALUES(2,'cebada',5,150);</text:p>
      <text:p text:style-name="P1">INSERT INTO alimento_dieta_toma(cod_dieta,nombre_alimento,cod_toma,cantidad_toma)VALUES(2,'soja',1,200);</text:p>
      <text:p text:style-name="P1">INSERT INTO alimento_dieta_toma(cod_dieta,nombre_alimento,cod_toma,cantidad_toma)VALUES(2,'soja',3,100);</text:p>
      <text:p text:style-name="P1">INSERT INTO alimento_dieta_toma(cod_dieta,nombre_alimento,cod_toma,cantidad_toma)VALUES(2,'soja',5,150);</text:p>
      <text:p text:style-name="P1"/>
      <text:p text:style-name="P1">INSERT INTO dieta_animal_fechainicio(cod_animal,fecha_inicio,cod_dieta) VALUES(1,"01-10-2021",1);</text:p>
      <text:p text:style-name="P1">INSERT INTO dieta_animal_fechainicio(cod_animal,fecha_inicio,cod_dieta) VALUES(2,"09-01-2021",2);</text:p>
      <text:p text:style-name="P1">INSERT INTO dieta_animal_fechainicio(cod_animal,fecha_inicio,cod_dieta) VALUES(3,"12-08-2020",4);</text:p>
      <text:p text:style-name="P1">INSERT INTO dieta_animal_fechainicio(cod_animal,fecha_inicio,cod_dieta) VALUES(4,"20-02-2020",2);</text:p>
      <text:p text:style-name="P1">INSERT INTO dieta_animal_fechainicio(cod_animal,fecha_inicio,cod_dieta) VALUES(5,"05-07-2019",1);</text:p>
      <text:p text:style-name="P1">INSERT INTO dieta_animal_fechainicio(cod_animal,fecha_inicio,cod_dieta) VALUES(6,"01-05-2020",4);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1:24:20.750418583</meta:creation-date>
    <dc:date>2023-09-28T11:40:53.742711475</dc:date>
    <meta:editing-duration>PT15M20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0" meta:paragraph-count="186" meta:word-count="820" meta:character-count="14518" meta:non-whitespace-character-count="13639"/>
  </office:meta>
</office:document-meta>
</file>